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.5pt" style:font-size-asian="18.5pt" style:font-size-complex="18.5pt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8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paragraph-rsid="0006bd9a" style:font-size-asian="12pt" style:language-asian="zh" style:country-asian="CN" style:font-weight-asian="normal" style:font-size-complex="12pt" style:font-weight-complex="normal"/>
    </style:style>
    <style:style style:name="T1" style:family="text">
      <style:text-properties officeooo:rsid="0006bd9a"/>
    </style:style>
    <style:style style:name="T2" style:family="text">
      <style:text-properties officeooo:rsid="000793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28MB,1S,.xxx</text:p>
      <text:p text:style-name="P2"><text:bookmark text:name="OLE_LINK5"/><text:bookmark text:name="OLE_LINK1"/>地牢识别</text:p>
      <text:p text:style-name="P9"><text:bookmark text:name="_GoBack"/>问题描述</text:p>
      <text:p text:style-name="P10">你有一个由N个节点构成的地牢，这些节点标号<text:span text:style-name="T2">1到N，0表示障碍，地牢是一个有向图，</text:span>每个格子都有K条出边，指向某个节点或障碍。</text:p>
      <text:p text:style-name="P7"><text:bookmark text:name="OLE_LINK2"/></text:p>
      <text:p text:style-name="P9">输入描述</text:p>
      <text:p text:style-name="P6"/>
      <text:p text:style-name="P7"><text:bookmark text:name="OLE_LINK4"/></text:p>
      <text:p text:style-name="P6"/>
      <text:p text:style-name="P9">输出描述</text:p>
      <text:p text:style-name="P6"/>
      <text:p text:style-name="P7"><text:bookmark text:name="OLE_LINK6"/></text:p>
      <text:p text:style-name="P9">样例输入</text:p>
      <text:p text:style-name="P4"/>
      <text:p text:style-name="P5"/>
      <text:p text:style-name="P5"/>
      <text:p text:style-name="P9">样例输出</text:p>
      <text:p text:style-name="P3"/>
      <text:p text:style-name="P3"/>
      <text:p text:style-name="P1"><text:bookmark text:name="OLE_LINK9"/></text:p>
      <text:p text:style-name="P9">数据范围及提示</text:p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Noto Serif CJK SC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Segoe UI" style:font-family-asian="'Segoe UI'" style:font-family-generic-asian="system" style:font-pitch-asian="variable" style:font-size-asian="10.5pt" style:language-asian="zh" style:country-asian="CN" style:font-name-complex="宋体" style:font-family-complex="宋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CJK SC Regular" style:font-family-complex="'Noto Sans CJK SC Regular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" style:font-family-complex="'Noto Sans CJK SC Regular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 style:font-family-complex="'Noto Sans CJK SC Regular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4-10-29T12:08:00</meta:creation-date>
    <meta:initial-creator>admin</meta:initial-creator>
    <dc:language>zh-CN</dc:language>
    <dc:date>2020-01-29T13:49:46.225463393</dc:date>
    <meta:editing-cycles>3</meta:editing-cycles>
    <meta:editing-duration>PT24M29S</meta:editing-duration>
    <meta:generator>LibreOffice/6.3.3.2$Linux_X86_64 LibreOffice_project/a64200df03143b798afd1ec74a12ab50359878ed</meta:generator>
    <meta:document-statistic meta:table-count="0" meta:image-count="0" meta:object-count="0" meta:page-count="1" meta:paragraph-count="9" meta:word-count="93" meta:character-count="105" meta:non-whitespace-character-count="105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